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3f676b5f" officeooo:paragraph-rsid="3f676b5f"/>
    </style:style>
    <style:style style:name="P2" style:family="paragraph" style:parent-style-name="Heading_20_1" style:master-page-name="Standard">
      <style:paragraph-properties style:page-number="auto"/>
      <style:text-properties officeooo:rsid="52526d9e" officeooo:paragraph-rsid="52526d9e"/>
    </style:style>
    <style:style style:name="P3" style:family="paragraph" style:parent-style-name="Text_20_body" style:list-style-name="L1">
      <style:text-properties officeooo:rsid="52526d9e" officeooo:paragraph-rsid="52526d9e"/>
    </style:style>
    <style:style style:name="P4" style:family="paragraph" style:parent-style-name="Text_20_body" style:list-style-name="L1">
      <style:text-properties officeooo:rsid="52549052" officeooo:paragraph-rsid="52549052"/>
    </style:style>
    <style:style style:name="P5" style:family="paragraph" style:parent-style-name="Text_20_body" style:list-style-name="L1">
      <style:text-properties officeooo:rsid="52544416" officeooo:paragraph-rsid="52544416"/>
    </style:style>
    <style:style style:name="P6" style:family="paragraph" style:parent-style-name="Text_20_body" style:list-style-name="L2">
      <style:text-properties officeooo:rsid="52593384" officeooo:paragraph-rsid="52593384"/>
    </style:style>
    <style:style style:name="P7" style:family="paragraph" style:parent-style-name="Text_20_body" style:list-style-name="L2">
      <style:text-properties officeooo:rsid="525a1416" officeooo:paragraph-rsid="525a1416"/>
    </style:style>
    <style:style style:name="P8" style:family="paragraph" style:parent-style-name="Text_20_body" style:list-style-name="L2">
      <style:text-properties officeooo:rsid="525bb073" officeooo:paragraph-rsid="525bb073"/>
    </style:style>
    <style:style style:name="P9" style:family="paragraph" style:parent-style-name="Text_20_body" style:list-style-name="L1">
      <style:text-properties officeooo:rsid="525c4d2f" officeooo:paragraph-rsid="525c4d2f"/>
    </style:style>
    <style:style style:name="P10" style:family="paragraph" style:parent-style-name="Text_20_body" style:list-style-name="L2">
      <style:text-properties officeooo:rsid="525fb364" officeooo:paragraph-rsid="525fb364"/>
    </style:style>
    <style:style style:name="P11" style:family="paragraph" style:parent-style-name="Text_20_body" style:list-style-name="L2">
      <style:text-properties officeooo:rsid="5262fb6c" officeooo:paragraph-rsid="5262fb6c"/>
    </style:style>
    <style:style style:name="T1" style:family="text">
      <style:text-properties officeooo:rsid="5257fa8e"/>
    </style:style>
    <style:style style:name="T2" style:family="text">
      <style:text-properties officeooo:rsid="525d46a4"/>
    </style:style>
    <style:style style:name="T3" style:family="text">
      <style:text-properties officeooo:rsid="525dde18"/>
    </style:style>
    <style:style style:name="T4" style:family="text">
      <style:text-properties officeooo:rsid="5260b1dc"/>
    </style:style>
    <style:style style:name="T5" style:family="text">
      <style:text-properties officeooo:rsid="52612c9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Starověké Řecko</text:h>
      <text:h text:style-name="Heading_20_2" text:outline-level="2">Aristokratická republika</text:h>
      <text:list xml:id="list1999334816" text:style-name="L1">
        <text:list-item>
          <text:p text:style-name="P3">Není psané právo a je úkolem aristokracie ho vykládat obyčejným lidem a soudit jejich spory.</text:p>
          <text:list>
            <text:list-item>
              <text:p text:style-name="P4">Očekává se od nich, že budou rozhodovat podle zvykového práva.</text:p>
            </text:list-item>
            <text:list-item>
              <text:p text:style-name="P3">Kdo soudí aristokraty?</text:p>
            </text:list-item>
          </text:list>
        </text:list-item>
        <text:list-item>
          <text:p text:style-name="P5">Vražda je nečistý čin (v náboženském smyslu). K očištění musí být pomstěna.</text:p>
          <text:list>
            <text:list-item>
              <text:p text:style-name="P5">Pomstít vraždu není trestný čin, naopak <text:span text:style-name="T1">svatá povinnost</text:span>.</text:p>
            </text:list-item>
          </text:list>
        </text:list-item>
        <text:list-item>
          <text:p text:style-name="P9">Střídmost je <text:span text:style-name="T2">ideál a</text:span> c<text:span text:style-name="T3">tn</text:span>ost</text:p>
        </text:list-item>
      </text:list>
      <text:h text:style-name="Heading_20_2" text:outline-level="2">Starověké Atény</text:h>
      <text:list xml:id="list1081956504" text:style-name="L2">
        <text:list-item>
          <text:p text:style-name="P6">Upadnutí do otroctví kvůli dluhům (obvykle nejdřív prodej svých dětí, pak sebe).</text:p>
        </text:list-item>
        <text:list-item>
          <text:p text:style-name="P7">Šestinoví muži – spláceli dluh šestinou svého výdělku.</text:p>
        </text:list-item>
        <text:list-item>
          <text:p text:style-name="P8">Hypotéka na půdu označená kamenem s vytesaným záznamem o hypotéce.</text:p>
        </text:list-item>
        <text:list-item>
          <text:p text:style-name="P10">Pouze občané Atén mohli v Attice vlastnit půdu.</text:p>
        </text:list-item>
        <text:list-item>
          <text:p text:style-name="P10"><text:soft-page-break/>Pouze občané Atén se mohli s někým soudit. Ten, kdo nebyl občan, si musel sehnat občana, aby <text:span text:style-name="T5">se soudil za něj</text:span>.</text:p>
        </text:list-item>
        <text:list-item>
          <text:p text:style-name="P11">Solónova legislativa:</text:p>
          <text:list>
            <text:list-item>
              <text:p text:style-name="P11">Zrušení dluhů otrokům (a tedy ukončení otroctví zadlužených občanů).</text:p>
            </text:list-item>
            <text:list-item>
              <text:p text:style-name="P11">Cizinci se mohli stát občany Atén, pokud prokázali, že umí cenné řemeslo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font-style="normal" officeooo:rsid="3e41a191" style:font-style-asian="normal" style:font-style-complex="normal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1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auto-update="true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pt" fo:letter-spacing="0.004cm" fo:language="cs" fo:country="CZ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Properties" style:family="paragraph" style:parent-style-name="Text_20_body" style:master-page-name="">
      <style:paragraph-properties fo:margin-left="0.801cm" fo:margin-right="0cm" fo:margin-top="0cm" fo:margin-bottom="0.3cm" loext:contextual-spacing="true" fo:line-height="125%" fo:text-indent="-0.6cm" style:auto-text-indent="false" style:page-number="auto">
        <style:tab-stops>
          <style:tab-stop style:position="0.499cm"/>
        </style:tab-stops>
      </style:paragraph-properties>
    </style:style>
    <style:style style:name="Property_20_block" style:display-name="Property block" style:family="paragraph" style:parent-style-name="Text_20_body">
      <style:paragraph-properties fo:margin-left="0.199cm" fo:margin-right="0cm" fo:text-indent="0cm" style:auto-text-indent="false"/>
    </style:style>
    <style:style style:name="Description_20_Header" style:display-name="Description Header" style:family="paragraph" style:parent-style-name="Example_20_Header" style:next-style-name="Text_20_body">
      <style:text-properties fo:font-weight="bold"/>
    </style:style>
    <style:style style:name="Property_20_level_20_0" style:display-name="Property level 0" style:family="paragraph" style:parent-style-name="Text_20_body" style:next-style-name="Text_20_body" style:auto-update="true" style:master-page-name="">
      <style:paragraph-properties fo:margin-left="0.4cm" fo:margin-right="0cm" fo:margin-top="0cm" fo:margin-bottom="0.3cm" loext:contextual-spacing="true" fo:text-indent="-0.4cm" style:auto-text-indent="false" style:page-number="auto">
        <style:tab-stops>
          <style:tab-stop style:position="0.499cm"/>
        </style:tab-stops>
      </style:paragraph-properties>
    </style:style>
    <style:style style:name="Property_20_Header" style:display-name="Property Header" style:family="paragraph" style:parent-style-name="Text_20_body" style:next-style-name="Property_20_level_20_0" style:master-page-name="">
      <style:paragraph-properties fo:margin-left="0.4cm" fo:margin-right="0cm" fo:margin-top="0cm" fo:margin-bottom="0cm" loext:contextual-spacing="false" fo:text-indent="-0.4cm" style:auto-text-indent="false" style:page-number="auto" fo:keep-with-next="always">
        <style:tab-stops>
          <style:tab-stop style:position="0.499cm"/>
        </style:tab-stops>
      </style:paragraph-properties>
    </style:style>
    <style:style style:name="Property_20_level_20_1" style:display-name="Property level 1" style:family="paragraph" style:parent-style-name="Text_20_body" style:next-style-name="Text_20_body">
      <style:paragraph-properties fo:margin-left="0.801cm" fo:margin-right="0cm" fo:margin-top="0cm" fo:margin-bottom="0.3cm" loext:contextual-spacing="true" fo:text-indent="-0.4cm" style:auto-text-indent="false">
        <style:tab-stops>
          <style:tab-stop style:position="0.499cm"/>
        </style:tab-stops>
      </style:paragraph-properties>
    </style:style>
    <style:style style:name="Standalone_20_Property" style:display-name="Standalone Property" style:family="paragraph" style:parent-style-name="Text_20_body" style:next-style-name="Text_20_body">
      <style:paragraph-properties fo:margin-left="0.4cm" fo:margin-right="0cm" fo:text-indent="-0.4cm" style:auto-text-indent="false">
        <style:tab-stops>
          <style:tab-stop style:position="0.499cm"/>
        </style:tab-stops>
      </style:paragraph-properties>
    </style:style>
    <style:style style:name="Item_20_Heading" style:display-name="Item Heading" style:family="paragraph" style:parent-style-name="Text_20_body" style:next-style-name="Text_20_body" style:master-page-name="">
      <style:paragraph-properties fo:margin-left="-0.101cm" fo:margin-right="0cm" fo:text-indent="0cm" style:auto-text-indent="false" style:page-number="auto" fo:keep-with-next="always"/>
      <style:text-properties fo:font-weight="bold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dkaz_20_na_20_kapitolu" style:display-name="Odkaz na kapitolu" style:family="text">
      <style:text-properties style:use-window-font-color="true" style:font-name="Georgia" fo:font-family="Georgia" style:font-style-name="Regular" style:font-family-generic="roman" style:font-pitch="variable" fo:font-size="10pt" fo:letter-spacing="0.004cm" fo:language="cs" fo:country="CZ" fo:font-style="normal" fo:font-weight="bold" officeooo:rsid="2af9ce22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style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Odkaz_20_na_20_kapitolu_20_v_20_příkladu" style:display-name="Odkaz na kapitolu v příkladu" style:family="text">
      <style:text-properties style:use-window-font-color="true" style:font-name="Georgia" fo:font-family="Georgia" style:font-style-name="Regular" style:font-family-generic="roman" style:font-pitch="variable" fo:font-size="71%" fo:letter-spacing="0.007cm" fo:language="en" fo:country="US" fo:font-style="normal" fo:font-weight="bold" officeooo:rsid="36c86be9" style:letter-kerning="true" fo:background-color="transparent" style:font-name-asian="Times New Roman" style:font-family-asian="'Times New Roman'" style:font-family-generic-asian="roman" style:font-pitch-asian="variable" style:font-size-asian="10pt" style:language-asian="zxx" style:country-asian="none" style:font-style-asian="italic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3f676b5f" officeooo:paragraph-rsid="3f676b5f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4.801cm" fo:page-height="21.0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20-05-29T03:09:44.518000000</dc:date>
    <meta:print-date>2113-01-01T00:00:00</meta:print-date>
    <meta:editing-cycles>25131</meta:editing-cycles>
    <meta:editing-duration>P75DT8H29M9S</meta:editing-duration>
    <meta:generator>LibreOffice/6.0.5.2$Windows_X86_64 LibreOffice_project/54c8cbb85f300ac59db32fe8a675ff7683cd5a16</meta:generator>
    <meta:document-statistic meta:table-count="0" meta:image-count="0" meta:object-count="0" meta:page-count="2" meta:paragraph-count="18" meta:word-count="155" meta:character-count="922" meta:non-whitespace-character-count="798"/>
  </office:meta>
</office:document-meta>
</file>